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17cm" fo:break-before="column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0.05pt solid #000000" fo:border-bottom="none"/>
    </style:style>
    <style:style style:name="Tabelle2.D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3" style:family="table-cell">
      <style:table-cell-properties fo:background-color="transparent" fo:padding-left="0.101cm" fo:padding-right="0.101cm" fo:padding-top="0cm" fo:padding-bottom="0.199cm" fo:border-left="0.05pt solid #000000" fo:border-right="none" fo:border-top="none" fo:border-bottom="0.05pt solid #000000">
        <style:background-image/>
      </style:table-cell-properties>
    </style:style>
    <style:style style:name="Tabelle2.D3" style:family="table-cell">
      <style:table-cell-properties fo:background-color="transparent" fo:padding-left="0.101cm" fo:padding-right="0.101cm" fo:padding-top="0cm" fo:padding-bottom="0.199cm" fo:border-left="0.05pt solid #000000" fo:border-right="0.05pt solid #000000" fo:border-top="none" fo:border-bottom="0.05pt solid #000000">
        <style:background-image/>
      </style:table-cell-properties>
    </style:style>
    <style:style style:name="Tabelle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431b82"/>
    </style:style>
    <style:style style:name="P2" style:family="paragraph" style:parent-style-name="Table_20_Contents">
      <style:text-properties officeooo:paragraph-rsid="006cdac2"/>
    </style:style>
    <style:style style:name="P3" style:family="paragraph" style:parent-style-name="SmalltalkLiteral">
      <style:text-properties officeooo:paragraph-rsid="0071a983"/>
    </style:style>
    <style:style style:name="P4" style:family="paragraph" style:parent-style-name="SmalltalkLiteral">
      <style:text-properties officeooo:rsid="0071a983" officeooo:paragraph-rsid="0071a983"/>
    </style:style>
    <style:style style:name="T1" style:family="text">
      <style:text-properties officeooo:rsid="0040c3ec"/>
    </style:style>
    <style:style style:name="T2" style:family="text">
      <style:text-properties officeooo:rsid="006cdac2"/>
    </style:style>
    <style:style style:name="T3" style:family="text">
      <style:text-properties officeooo:rsid="0071a983"/>
    </style:style>
    <style:style style:name="T4" style:family="text">
      <style:text-properties officeooo:rsid="00729940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toübersicht<text:span text:style-name="T4">:</text:span> <text:span text:style-name="SmalltalkValue">me@#title</text:span></text:h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table:number-columns-spanned="4" office:value-type="string">
            <text:p text:style-name="SmalltalkCode">(me@#people) groupsOf: 4 atATimeDo: [:p1 :p2 :p3 :p4 |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Standard"><draw:frame draw:style-name="fr1" draw:name="Rahmen2" text:anchor-type="as-char" svg:width="4.001cm" svg:height="5.001cm" draw:z-index="0"><draw:text-box><text:p text:style-name="P4"><text:bookmark-start text:name="__DdeLink__114046_1029396122"/><text:bookmark-start text:name="__DdeLink__268_3642568110"/>p1@#portraitImageName ifBlank: [''] ifNotBlank: [:name | me report <text:bookmark-start text:name="__DdeLink__270_3642568110"/>drawImageBlowupHeightNamed<text:bookmark-end text:name="__DdeLink__270_3642568110"/>: name]<text:bookmark-end text:name="__DdeLink__114046_1029396122"/><text:bookmark-end text:name="__DdeLink__268_3642568110"/></text:p></draw:text-box></draw:frame></text:p>
          </table:table-cell>
          <table:table-cell table:style-name="Tabelle2.A2" office:value-type="string">
            <text:p text:style-name="Table_20_Contents"><draw:frame draw:style-name="fr1" draw:name="Rahmen1" text:anchor-type="as-char" svg:width="4.001cm" svg:height="5.001cm" draw:z-index="1"><draw:text-box><text:p text:style-name="P3"><text:bookmark-start text:name="__DdeLink__114048_1029396122"/>p2@#portraitImageName ifBlank: [''] ifNotBlank: [:name | me report <text:span text:style-name="T3">drawImageBlowupHeightNamed</text:span>: name]<text:bookmark-end text:name="__DdeLink__114048_1029396122"/></text:p></draw:text-box></draw:frame></text:p>
          </table:table-cell>
          <table:table-cell table:style-name="Tabelle2.A2" office:value-type="string">
            <text:p text:style-name="Table_20_Contents"><draw:frame draw:style-name="fr1" draw:name="Rahmen3" text:anchor-type="as-char" svg:width="4.001cm" svg:height="5.001cm" draw:z-index="2"><draw:text-box><text:p text:style-name="P3"><text:bookmark-start text:name="__DdeLink__114050_1029396122"/>p3@#portraitImageName ifBlank: [''] ifNotBlank: [:name | me report <text:span text:style-name="T3">drawImageBlowupHeightNamed</text:span>: name]<text:bookmark-end text:name="__DdeLink__114050_1029396122"/></text:p></draw:text-box></draw:frame></text:p>
          </table:table-cell>
          <table:table-cell table:style-name="Tabelle2.D2" office:value-type="string">
            <text:p text:style-name="Table_20_Contents"><draw:frame draw:style-name="fr1" draw:name="Rahmen4" text:anchor-type="as-char" svg:width="4.001cm" svg:height="5.001cm" draw:z-index="3"><draw:text-box><text:p text:style-name="P3"><text:bookmark-start text:name="__DdeLink__114052_1029396122"/>p4@#portraitImageName ifBlank: [''] ifNotBlank: [:name | me report <text:span text:style-name="T3">drawImageBlowupHeightNamed</text:span>: name]<text:bookmark-end text:name="__DdeLink__114052_1029396122"/></text:p></draw:text-box></draw:frame></text:p>
          </table:table-cell>
        </table:table-row>
        <table:table-row>
          <table:table-cell table:style-name="Tabelle2.A3" office:value-type="string">
            <text:p text:style-name="Table_20_Contents"><text:span text:style-name="SmalltalkValue">p1@#name</text:span></text:p>
          </table:table-cell>
          <table:table-cell table:style-name="Tabelle2.A3" office:value-type="string">
            <text:p text:style-name="P2"><text:span text:style-name="SmalltalkValue"><text:span text:style-name="T2">p2@#name</text:span></text:span></text:p>
          </table:table-cell>
          <table:table-cell table:style-name="Tabelle2.A3" office:value-type="string">
            <text:p text:style-name="P2"><text:span text:style-name="SmalltalkValue"><text:span text:style-name="T2">p3@#name</text:span></text:span></text:p>
          </table:table-cell>
          <table:table-cell table:style-name="Tabelle2.D3" office:value-type="string">
            <text:p text:style-name="P2"><text:span text:style-name="SmalltalkValue"><text:span text:style-name="T2">p4@#name</text:span></text:span></text:p>
          </table:table-cell>
        </table:table-row>
        <table:table-row>
          <table:table-cell table:style-name="Tabelle2.A4" table:number-columns-spanned="4" office:value-type="string">
            <text:p text:style-name="SmalltalkCode">]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cm" fo:margin-bottom="0.109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.5pt" fo:font-weight="bold" style:font-size-asian="14pt" style:font-weight-asian="bold" style:font-size-complex="14pt" style:font-weight-complex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431b82"/>
    </style:style>
    <style:style style:name="MT1" style:family="text">
      <style:text-properties officeooo:rsid="0040c3e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antonsschule<text:span text:style-name="MT1"> Hohe Promenad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MacOSX_X86_64 LibreOffice_project/686f202eff87ef707079aeb7f485847613344eb7</meta:generator>
    <meta:initial-creator>david</meta:initial-creator>
    <meta:creation-date>2007-06-15T00:05:44</meta:creation-date>
    <dc:date>2017-11-15T11:20:58.741591000</dc:date>
    <dc:language>en-AU</dc:language>
    <meta:editing-cycles>132</meta:editing-cycles>
    <meta:editing-duration>P1DT20H46M13S</meta:editing-duration>
    <dc:creator>Andreas Brodbeck</dc:creator>
    <meta:document-statistic meta:table-count="1" meta:image-count="0" meta:object-count="0" meta:page-count="1" meta:paragraph-count="16" meta:word-count="59" meta:character-count="539" meta:non-whitespace-character-count="492"/>
    <meta:user-defined meta:name="Info 1"/>
    <meta:user-defined meta:name="Info 2"/>
    <meta:user-defined meta:name="Info 3"/>
    <meta:user-defined meta:name="Info 4"/>
  </office:meta>
</office:document-meta>
</file>